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25-10-22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25-04-07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24-09-2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24-04-2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17-10-19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16-08-17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16-03-23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15-06-03 0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14-11-2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14-02-13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13-05-13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12-09-2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12-06-26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11-08-17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10-08-1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10-03-02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9-07-27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9-02-18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8-06-2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7-08-07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7-08-0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7-03-12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6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6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5-12-06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5-08-31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5-06-2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5-02-24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4-10-0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4-06-2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4-02-05 0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3-09-2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3-07-0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3-04-0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2-12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2-08-06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2-03-1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1-08-01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1-04-3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1-01-0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0-08-0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2000-02-2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9-10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9-07-30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9-04-28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8-12-15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8-09-30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8-06-10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8-02-03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7-10-08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7-07-16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7-05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7-02-13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6-08-28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6-05-28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6-02-16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5-10-3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5-08-24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5-04-1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5-02-1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4-10-2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4-04-2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4-01-3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3-10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3-07-2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3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3-04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3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3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3-01-2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3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11-2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10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9-2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8-2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7-30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6-2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5-19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5-07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4-09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3-05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2-07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2-01-0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1-12-0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1-11-08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1-10-1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1-09-2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1-08-2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1-08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1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1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1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1-06-1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1-05-23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1-05-0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1-04-24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1-04-0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1-03-0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1-02-1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1-01-24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0-11-1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0-10-2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0-09-1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0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0-07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0-06-2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0-06-1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0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0-04-0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0-02-2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90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9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9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9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9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9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9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9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9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9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9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9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9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9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8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8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7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6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3490</text:p>
          </table:table-cell>
          <table:table-cell office:value-type="string" calcext:value-type="string">
            <text:p>AAB740</text:p>
          </table:table-cell>
          <table:table-cell office:value-type="string" calcext:value-type="string">
            <text:p>1985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0" meta:object-count="0"/>
    <meta:user-defined meta:name="AppVersion">3.0</meta:user-defined>
  </office:meta>
</office:document-meta>
</file>